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7000002589BCCAFDB7BC0BAB7.png" manifest:media-type="image/png"/>
  <manifest:file-entry manifest:full-path="Pictures/10000201000001F40000028E3BB122D51DF1BDF0.png" manifest:media-type="image/png"/>
  <manifest:file-entry manifest:full-path="Pictures/10000201000003E8000003E8A5915314577CFAB8.png" manifest:media-type="image/png"/>
  <manifest:file-entry manifest:full-path="Pictures/1000020100000514000004C1618CA647C0BBCB18.png" manifest:media-type="image/png"/>
  <manifest:file-entry manifest:full-path="Pictures/10000201000007A8000005D6141C00489AFF63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color="#1c1c1c" draw:fill-gradient-name="Gradient_20_8" draw:textarea-horizontal-align="justify" draw:textarea-vertical-align="middle" draw:auto-grow-height="false" fo:min-height="0.8cm" fo:min-width="19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1c1c1c" draw:fill-gradient-name="Gradient_20_8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33cm" svg:height="5.929cm" svg:x="-0.983cm" svg:y="4.25cm">
          <draw:image xlink:href="Pictures/1000020100000514000004C1618CA647C0BBCB18.png" xlink:type="simple" xlink:show="embed" xlink:actuate="onLoad">
            <text:p/>
          </draw:image>
        </draw:frame>
        <draw:frame draw:style-name="gr1" draw:text-style-name="P1" draw:layer="layout" svg:width="2.6cm" svg:height="3.5cm" svg:x="5.35cm" svg:y="6.3cm">
          <draw:image xlink:href="Pictures/10000201000007A8000005D6141C00489AFF636E.png" xlink:type="simple" xlink:show="embed" xlink:actuate="onLoad">
            <text:p/>
          </draw:image>
        </draw:frame>
        <draw:frame draw:style-name="gr1" draw:text-style-name="P1" draw:layer="layout" svg:width="7.85cm" svg:height="9.647cm" svg:x="12.4cm" svg:y="0.25cm">
          <draw:image xlink:href="Pictures/10000201000003E8000003E8A5915314577CFAB8.png" xlink:type="simple" xlink:show="embed" xlink:actuate="onLoad">
            <text:p/>
          </draw:image>
        </draw:frame>
        <draw:frame draw:style-name="gr1" draw:text-style-name="P1" draw:layer="layout" svg:width="3.427cm" svg:height="5.133cm" svg:x="12.05cm" svg:y="4.55cm">
          <draw:image xlink:href="Pictures/10000201000001F40000028E3BB122D51DF1BDF0.png" xlink:type="simple" xlink:show="embed" xlink:actuate="onLoad">
            <text:p/>
          </draw:image>
        </draw:frame>
        <draw:frame draw:style-name="gr1" draw:text-style-name="P1" draw:layer="layout" svg:width="4.117cm" svg:height="6.589cm" svg:x="2.733cm" svg:y="2.75cm">
          <draw:image xlink:href="Pictures/1000020100000177000002589BCCAFDB7BC0BAB7.png" xlink:type="simple" xlink:show="embed" xlink:actuate="onLoad">
            <text:p/>
          </draw:image>
        </draw:frame>
        <draw:custom-shape draw:style-name="gr2" draw:text-style-name="P2" draw:layer="layout" svg:width="20.05cm" svg:height="1.05cm" svg:x="0cm" svg:y="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square" draw:cx="50%" draw:cy="50%" draw:start-color="#1c1c1c" draw:end-color="#170b0b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4T11:50:27.051311940</meta:creation-date>
    <dc:date>2020-07-15T17:49:42.079274416</dc:date>
    <meta:editing-duration>PT2H48M53S</meta:editing-duration>
    <meta:editing-cycles>9</meta:editing-cycles>
    <meta:generator>LibreOffice/6.0.7.3$Linux_X86_64 LibreOffice_project/00m0$Build-3</meta:generator>
    <meta:document-statistic meta:object-count="6"/>
  </office:meta>
</office:document-meta>
</file>